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000000" fo:font-size="10pt" fo:language="en" fo:country="US" style:font-name-asian="Liberation Sans" style:font-size-asian="10pt" style:language-asian="en" style:country-asian="US" style:font-name-complex="Liberation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7429in" svg:y="12.6224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8374in" svg:y="10.0055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1.2429in" svg:y="1.422in">
            <draw:object draw:notify-on-update-of-ranges="Sheet1.T38:Sheet1.T41 Sheet1.U37:Sheet1.U37 Sheet1.U38:Sheet1.U41 Sheet1.T38:Sheet1.T41 Sheet1.V37:Sheet1.V37 Sheet1.V38:Sheet1.V41 Sheet1.T38:Sheet1.T41 Sheet1.W37:Sheet1.W37 Sheet1.W38:Sheet1.W41 Sheet1.T38:Sheet1.T41 Sheet1.X37:Sheet1.X37 Sheet1.X38:Sheet1.X41 Sheet1.T38:Sheet1.T41 Sheet1.Y37:Sheet1.Y37 Sheet1.Y38:Sheet1.Y41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19.1795in" svg:y="1.7776in">
            <draw:object draw:notify-on-update-of-ranges="Sheet1.T43:Sheet1.T46 Sheet1.U42:Sheet1.U42 Sheet1.U43:Sheet1.U46 Sheet1.T43:Sheet1.T46 Sheet1.V42:Sheet1.V42 Sheet1.V43:Sheet1.V46 Sheet1.T43:Sheet1.T46 Sheet1.W42:Sheet1.W42 Sheet1.W43:Sheet1.W46 Sheet1.T43:Sheet1.T46 Sheet1.X42:Sheet1.X42 Sheet1.X43:Sheet1.X46 Sheet1.T43:Sheet1.T46 Sheet1.Y42:Sheet1.Y42 Sheet1.Y43:Sheet1.Y46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0.8591in" svg:y="2.0646in">
            <draw:object draw:notify-on-update-of-ranges="Sheet1.T48:Sheet1.T51 Sheet1.U47:Sheet1.U47 Sheet1.U48:Sheet1.U51 Sheet1.T48:Sheet1.T51 Sheet1.V47:Sheet1.V47 Sheet1.V48:Sheet1.V51 Sheet1.T48:Sheet1.T51 Sheet1.W47:Sheet1.W47 Sheet1.W48:Sheet1.W51 Sheet1.T48:Sheet1.T51 Sheet1.X47:Sheet1.X47 Sheet1.X48:Sheet1.X51 Sheet1.T48:Sheet1.T51 Sheet1.Y47:Sheet1.Y47 Sheet1.Y48:Sheet1.Y51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.9898in" svg:height="3.5457in" svg:x="16.9693in" svg:y="6.252in">
            <draw:object draw:notify-on-update-of-ranges="Sheet1.T55:Sheet1.T55 Sheet1.T56:Sheet1.T59 Sheet1.U55:Sheet1.U55 Sheet1.U56:Sheet1.U59 Sheet1.T55:Sheet1.T55 Sheet1.T56:Sheet1.T59 Sheet1.V55:Sheet1.V55 Sheet1.V56:Sheet1.V59 Sheet1.T55:Sheet1.T55 Sheet1.T56:Sheet1.T59 Sheet1.W55:Sheet1.W55 Sheet1.W56:Sheet1.W59 Sheet1.T55:Sheet1.T55 Sheet1.T56:Sheet1.T59 Sheet1.X55:Sheet1.X55 Sheet1.X56:Sheet1.X59 Sheet1.T55:Sheet1.T55 Sheet1.T56:Sheet1.T59 Sheet1.Y55:Sheet1.Y55 Sheet1.Y56:Sheet1.Y59 Sheet1.T55:Sheet1.T55 Sheet1.T56:Sheet1.T59 Sheet1.Z55:Sheet1.Z55 Sheet1.Z56:Sheet1.Z59 Sheet1.T55:Sheet1.T55 Sheet1.T56:Sheet1.T59 Sheet1.AA55:Sheet1.AA55 Sheet1.AA56:Sheet1.AA59 Sheet1.T55:Sheet1.T55 Sheet1.T56:Sheet1.T59 Sheet1.AB55:Sheet1.AB55 Sheet1.AB56:Sheet1.AB59 Sheet1.T55:Sheet1.T55 Sheet1.T56:Sheet1.T59 Sheet1.AC55:Sheet1.AC55 Sheet1.AC56:Sheet1.AC5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24.8882in" svg:y="6.0051in">
            <draw:object draw:notify-on-update-of-ranges="Sheet1.AE35:Sheet1.AE35 Sheet1.AE36:Sheet1.AE38 Sheet1.AF35:Sheet1.AF35 Sheet1.AF36:Sheet1.AF38 Sheet1.AE35:Sheet1.AE35 Sheet1.AE36:Sheet1.AE38 Sheet1.AG35:Sheet1.AG35 Sheet1.AG36:Sheet1.AG38 Sheet1.AE35:Sheet1.AE35 Sheet1.AE36:Sheet1.AE38 Sheet1.AH35:Sheet1.AH35 Sheet1.AH36:Sheet1.AH38 Sheet1.AE35:Sheet1.AE35 Sheet1.AE36:Sheet1.AE38 Sheet1.AI35:Sheet1.AI35 Sheet1.AI36:Sheet1.AI38 Sheet1.AE35:Sheet1.AE35 Sheet1.AE36:Sheet1.AE38 Sheet1.AJ35:Sheet1.AJ35 Sheet1.AJ36:Sheet1.AJ38 Sheet1.AE35:Sheet1.AE35 Sheet1.AE36:Sheet1.AE38 Sheet1.AK35:Sheet1.AK35 Sheet1.AK36:Sheet1.AK38 Sheet1.AE35:Sheet1.AE35 Sheet1.AE36:Sheet1.AE38 Sheet1.AL35:Sheet1.AL35 Sheet1.AL36:Sheet1.AL38 Sheet1.AE35:Sheet1.AE35 Sheet1.AE36:Sheet1.AE38 Sheet1.AM35:Sheet1.AM35 Sheet1.AM36:Sheet1.AM38 Sheet1.AE35:Sheet1.AE35 Sheet1.AE36:Sheet1.AE38 Sheet1.AN35:Sheet1.AN35 Sheet1.AN36:Sheet1.AN38 Sheet1.AE35:Sheet1.AE35 Sheet1.AE36:Sheet1.AE38 Sheet1.AO35:Sheet1.AO35 Sheet1.AO36:Sheet1.AO38 Sheet1.AE35:Sheet1.AE35 Sheet1.AE36:Sheet1.AE38 Sheet1.AP35:Sheet1.AP35 Sheet1.AP36:Sheet1.AP38 Sheet1.AE35:Sheet1.AE35 Sheet1.AE36:Sheet1.AE38 Sheet1.AQ35:Sheet1.AQ35 Sheet1.AQ36:Sheet1.AQ3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14"/>
          <table:table-cell office:value-type="string" calcext:value-type="string">
            <text:p>Scal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15"/>
          <table:table-cell office:value-type="string" calcext:value-type="string">
            <text:p>2 nodes DAS</text:p>
          </table:table-cell>
          <table:table-cell office:value-type="string" calcext:value-type="string">
            <text:p>4 nodes DAS</text:p>
          </table:table-cell>
          <table:table-cell office:value-type="string" calcext:value-type="string">
            <text:p>8 nodes DAS</text:p>
          </table:table-cell>
          <table:table-cell office:value-type="string" calcext:value-type="string">
            <text:p>16 nodes DAS</text:p>
          </table:table-cell>
          <table:table-cell office:value-type="string" calcext:value-type="string">
            <text:p>2 nodes c3.large</text:p>
          </table:table-cell>
          <table:table-cell office:value-type="string" calcext:value-type="string">
            <text:p>4 nodes c3.large</text:p>
          </table:table-cell>
          <table:table-cell office:value-type="string" calcext:value-type="string">
            <text:p>8 <text:s/>nodes c3.large</text:p>
          </table:table-cell>
          <table:table-cell office:value-type="string" calcext:value-type="string">
            <text:p>16 nodes c3.large</text:p>
          </table:table-cell>
          <table:table-cell office:value-type="string" calcext:value-type="string">
            <text:p>2 nodes r3.large</text:p>
          </table:table-cell>
          <table:table-cell office:value-type="string" calcext:value-type="string">
            <text:p>4 nodes r3.large</text:p>
          </table:table-cell>
          <table:table-cell office:value-type="string" calcext:value-type="string">
            <text:p>8 nodes r3.large</text:p>
          </table:table-cell>
          <table:table-cell office:value-type="string" calcext:value-type="string">
            <text:p>16 nodes r3.large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0663800" calcext:value-type="float">
            <text:p>10663800</text:p>
          </table:table-cell>
          <table:table-cell office:value-type="float" office:value="15657900" calcext:value-type="float">
            <text:p>15657900</text:p>
          </table:table-cell>
          <table:table-cell office:value-type="float" office:value="25516300" calcext:value-type="float">
            <text:p>25516300</text:p>
          </table:table-cell>
          <table:table-cell office:value-type="float" office:value="35440300" calcext:value-type="float">
            <text:p>35440300</text:p>
          </table:table-cell>
          <table:table-cell office:value-type="float" office:value="7675850" calcext:value-type="float">
            <text:p>7675850</text:p>
          </table:table-cell>
          <table:table-cell office:value-type="float" office:value="10513500" calcext:value-type="float">
            <text:p>10513500</text:p>
          </table:table-cell>
          <table:table-cell office:value-type="float" office:value="17770100" calcext:value-type="float">
            <text:p>17770100</text:p>
          </table:table-cell>
          <table:table-cell office:value-type="float" office:value="32111000" calcext:value-type="float">
            <text:p>32111000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32610600" calcext:value-type="float">
            <text:p>326106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640300" calcext:value-type="float">
            <text:p>10640300</text:p>
          </table:table-cell>
          <table:table-cell office:value-type="float" office:value="15605500" calcext:value-type="float">
            <text:p>15605500</text:p>
          </table:table-cell>
          <table:table-cell office:value-type="float" office:value="26314600" calcext:value-type="float">
            <text:p>26314600</text:p>
          </table:table-cell>
          <table:table-cell office:value-type="float" office:value="39291400" calcext:value-type="float">
            <text:p>39291400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9992720" calcext:value-type="float">
            <text:p>9992720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31873000" calcext:value-type="float">
            <text:p>31873000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31997800" calcext:value-type="float">
            <text:p>319978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177200" calcext:value-type="float">
            <text:p>10177200</text:p>
          </table:table-cell>
          <table:table-cell office:value-type="float" office:value="15532700" calcext:value-type="float">
            <text:p>15532700</text:p>
          </table:table-cell>
          <table:table-cell office:value-type="float" office:value="25630500" calcext:value-type="float">
            <text:p>25630500</text:p>
          </table:table-cell>
          <table:table-cell office:value-type="float" office:value="40059600" calcext:value-type="float">
            <text:p>40059600</text:p>
          </table:table-cell>
          <table:table-cell office:value-type="float" office:value="7520710" calcext:value-type="float">
            <text:p>7520710</text:p>
          </table:table-cell>
          <table:table-cell office:value-type="float" office:value="9955860" calcext:value-type="float">
            <text:p>9955860</text:p>
          </table:table-cell>
          <table:table-cell office:value-type="float" office:value="17140800" calcext:value-type="float">
            <text:p>17140800</text:p>
          </table:table-cell>
          <table:table-cell office:value-type="float" office:value="31719400" calcext:value-type="float">
            <text:p>31719400</text:p>
          </table:table-cell>
          <table:table-cell office:value-type="float" office:value="7526210" calcext:value-type="float">
            <text:p>7526210</text:p>
          </table:table-cell>
          <table:table-cell office:value-type="float" office:value="9990810" calcext:value-type="float">
            <text:p>999081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31711500" calcext:value-type="float">
            <text:p>31711500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6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1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1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18 DAS no InfiniBand</text:p>
          </table:table-cell>
          <table:table-cell office:value-type="string" calcext:value-type="string">
            <text:p>Scale 21 DAS no InfiniBand</text:p>
          </table:table-cell>
          <table:table-cell office:value-type="string" calcext:value-type="string">
            <text:p>Scale 24 DAS no InfiniBand</text:p>
          </table:table-cell>
          <table:table-cell office:value-type="string" calcext:value-type="string">
            <text:p>Scale 18 c3.large</text:p>
          </table:table-cell>
          <table:table-cell office:value-type="string" calcext:value-type="string">
            <text:p>Scale 21 c3.large</text:p>
          </table:table-cell>
          <table:table-cell office:value-type="string" calcext:value-type="string">
            <text:p>Scale 24 c3.large</text:p>
          </table:table-cell>
          <table:table-cell office:value-type="string" calcext:value-type="string">
            <text:p>Scale 18 r3.large</text:p>
          </table:table-cell>
          <table:table-cell office:value-type="string" calcext:value-type="string">
            <text:p>Scale 21 <text:s/>r3.large</text:p>
          </table:table-cell>
          <table:table-cell office:value-type="string" calcext:value-type="string">
            <text:p>Scale 24 <text:s/>r3.large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49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49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49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3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"/>
          <table:table-cell table:style-name="ce1" table:number-columns-repeated="3"/>
          <table:table-cell table:number-columns-repeated="55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13"/>
          <table:table-cell table:style-name="ce1" table:number-columns-repeated="3"/>
          <table:table-cell table:number-columns-repeated="9"/>
          <table:table-cell table:style-name="ce3" table:formula="of:= 1763988.65217391x + 3445382.60869565" office:value-type="string" office:string-value="" calcext:value-type="error">
            <text:p>#NAAM?</text:p>
          </table:table-cell>
          <table:table-cell table:number-columns-repeated="45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55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string" calcext:value-type="string">
            <text:p>compare stuff</text:p>
          </table:table-cell>
          <table:table-cell table:number-columns-repeated="47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float" office:value="2" calcext:value-type="float">
            <text:p>2</text:p>
          </table:table-cell>
          <table:table-cell table:formula="of:= 1763988.65217391*[.AE69] + 3445382.60869565" office:value-type="float" office:value="6973359.91304347" calcext:value-type="float">
            <text:p>6973359.91304347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45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table:formula="of:= 1763988.65217391*[.AE70] + 3445382.60869565" office:value-type="float" office:value="10501337.2173913" calcext:value-type="float">
            <text:p>10501337.2173913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4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 1763988.65217391*[.AE71] + 3445382.60869565" office:value-type="float" office:value="17557291.8260869" calcext:value-type="float">
            <text:p>17557291.8260869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4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 1763988.65217391*[.AE72] + 3445382.60869565" office:value-type="float" office:value="31669201.0434782" calcext:value-type="float">
            <text:p>31669201.0434782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4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formula="of:= 1763988.65217391*[.AE73] + 3445382.60869565" office:value-type="float" office:value="59893019.4782608" calcext:value-type="float">
            <text:p>59893019.4782608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4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70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70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0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1:51:17.3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3.5.2$Windows_x86 LibreOffice_project/3a87456aaa6a95c63eea1c1b3201acedf0751bd5</meta:generator>
    <dc:date>2015-07-05T14:44:15.135000000</dc:date>
    <meta:editing-duration>PT11H11M49S</meta:editing-duration>
    <meta:editing-cycles>12</meta:editing-cycles>
    <meta:document-statistic meta:table-count="1" meta:cell-count="241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96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275cm" svg:width="11.184cm" svg:height="6.571cm">
          <chartooo:coordinate-region svg:x="3.619cm" svg:y="1.474cm" svg:width="9.079cm" svg:height="5.725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1.462cm" style:legend-expansion="high" chart:style-name="ch2"/>
        <chart:plot-area chart:style-name="ch3" table:cell-range-address="Sheet1.AE35:Sheet1.AQ38" chart:data-source-has-labels="row" svg:x="0.32cm" svg:y="0.18cm" svg:width="11.291cm" svg:height="8.64cm">
          <chartooo:coordinate-region svg:x="2.053cm" svg:y="0.379cm" svg:width="9.3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36:Sheet1.AF38" chart:label-cell-address="Sheet1.AF35:Sheet1.AF35" chart:class="chart:scatter">
            <chart:domain table:cell-range-address="Sheet1.AE36:Sheet1.AE38"/>
            <chart:data-point chart:repeated="3"/>
          </chart:series>
          <chart:series chart:style-name="ch8" chart:values-cell-range-address="Sheet1.AG36:Sheet1.AG38" chart:label-cell-address="Sheet1.AG35:Sheet1.AG35" chart:class="chart:scatter">
            <chart:data-point chart:repeated="3"/>
          </chart:series>
          <chart:series chart:style-name="ch9" chart:values-cell-range-address="Sheet1.AH36:Sheet1.AH38" chart:label-cell-address="Sheet1.AH35:Sheet1.AH35" chart:class="chart:scatter">
            <chart:data-point chart:repeated="3"/>
          </chart:series>
          <chart:series chart:style-name="ch10" chart:values-cell-range-address="Sheet1.AI36:Sheet1.AI38" chart:label-cell-address="Sheet1.AI35:Sheet1.AI35" chart:class="chart:scatter">
            <chart:data-point chart:repeated="3"/>
          </chart:series>
          <chart:series chart:style-name="ch11" chart:values-cell-range-address="Sheet1.AJ36:Sheet1.AJ38" chart:label-cell-address="Sheet1.AJ35:Sheet1.AJ35" chart:class="chart:scatter">
            <chart:data-point chart:repeated="3"/>
          </chart:series>
          <chart:series chart:style-name="ch12" chart:values-cell-range-address="Sheet1.AK36:Sheet1.AK38" chart:label-cell-address="Sheet1.AK35:Sheet1.AK35" chart:class="chart:scatter">
            <chart:data-point chart:repeated="3"/>
          </chart:series>
          <chart:series chart:style-name="ch13" chart:values-cell-range-address="Sheet1.AL36:Sheet1.AL38" chart:label-cell-address="Sheet1.AL35:Sheet1.AL35" chart:class="chart:scatter">
            <chart:data-point chart:repeated="3"/>
          </chart:series>
          <chart:series chart:style-name="ch14" chart:values-cell-range-address="Sheet1.AM36:Sheet1.AM38" chart:label-cell-address="Sheet1.AM35:Sheet1.AM35" chart:class="chart:scatter">
            <chart:data-point chart:repeated="3"/>
          </chart:series>
          <chart:series chart:style-name="ch15" chart:values-cell-range-address="Sheet1.AN36:Sheet1.AN38" chart:label-cell-address="Sheet1.AN35:Sheet1.AN35" chart:class="chart:scatter">
            <chart:data-point chart:repeated="3"/>
          </chart:series>
          <chart:series chart:style-name="ch16" chart:values-cell-range-address="Sheet1.AO36:Sheet1.AO38" chart:label-cell-address="Sheet1.AO35:Sheet1.AO35" chart:class="chart:scatter">
            <chart:data-point chart:repeated="3"/>
          </chart:series>
          <chart:series chart:style-name="ch17" chart:values-cell-range-address="Sheet1.AP36:Sheet1.AP38" chart:label-cell-address="Sheet1.AP35:Sheet1.AP35" chart:class="chart:scatter">
            <chart:data-point chart:repeated="3"/>
          </chart:series>
          <chart:series chart:style-name="ch18" chart:values-cell-range-address="Sheet1.AQ36:Sheet1.AQ38" chart:label-cell-address="Sheet1.AQ35:Sheet1.AQ35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E</text:p>
              </table:table-cell>
              <table:table-cell office:value-type="string">
                <text:p>2 nodes DAS</text:p>
                <draw:g>
                  <svg:desc>Sheet1.AF35:Sheet1.AF35</svg:desc>
                </draw:g>
              </table:table-cell>
              <table:table-cell office:value-type="string">
                <text:p>4 nodes DAS</text:p>
                <draw:g>
                  <svg:desc>Sheet1.AG35:Sheet1.AG35</svg:desc>
                </draw:g>
              </table:table-cell>
              <table:table-cell office:value-type="string">
                <text:p>8 nodes DAS</text:p>
                <draw:g>
                  <svg:desc>Sheet1.AH35:Sheet1.AH35</svg:desc>
                </draw:g>
              </table:table-cell>
              <table:table-cell office:value-type="string">
                <text:p>16 nodes DAS</text:p>
                <draw:g>
                  <svg:desc>Sheet1.AI35:Sheet1.AI35</svg:desc>
                </draw:g>
              </table:table-cell>
              <table:table-cell office:value-type="string">
                <text:p>2 nodes c3.large</text:p>
                <draw:g>
                  <svg:desc>Sheet1.AJ35:Sheet1.AJ35</svg:desc>
                </draw:g>
              </table:table-cell>
              <table:table-cell office:value-type="string">
                <text:p>4 nodes c3.large</text:p>
                <draw:g>
                  <svg:desc>Sheet1.AK35:Sheet1.AK35</svg:desc>
                </draw:g>
              </table:table-cell>
              <table:table-cell office:value-type="string">
                <text:p>8  nodes c3.large</text:p>
                <draw:g>
                  <svg:desc>Sheet1.AL35:Sheet1.AL35</svg:desc>
                </draw:g>
              </table:table-cell>
              <table:table-cell office:value-type="string">
                <text:p>16 nodes c3.large</text:p>
                <draw:g>
                  <svg:desc>Sheet1.AM35:Sheet1.AM35</svg:desc>
                </draw:g>
              </table:table-cell>
              <table:table-cell office:value-type="string">
                <text:p>2 nodes r3.large</text:p>
                <draw:g>
                  <svg:desc>Sheet1.AN35:Sheet1.AN35</svg:desc>
                </draw:g>
              </table:table-cell>
              <table:table-cell office:value-type="string">
                <text:p>4 nodes r3.large</text:p>
                <draw:g>
                  <svg:desc>Sheet1.AO35:Sheet1.AO35</svg:desc>
                </draw:g>
              </table:table-cell>
              <table:table-cell office:value-type="string">
                <text:p>8 nodes r3.large</text:p>
                <draw:g>
                  <svg:desc>Sheet1.AP35:Sheet1.AP35</svg:desc>
                </draw:g>
              </table:table-cell>
              <table:table-cell office:value-type="string">
                <text:p>16 nodes r3.large</text:p>
                <draw:g>
                  <svg:desc>Sheet1.AQ35:Sheet1.AQ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E36:Sheet1.AE38</svg:desc>
                </draw:g>
              </table:table-cell>
              <table:table-cell office:value-type="float" office:value="10663800">
                <text:p>10663800</text:p>
                <draw:g>
                  <svg:desc>Sheet1.AF36:Sheet1.AF38</svg:desc>
                </draw:g>
              </table:table-cell>
              <table:table-cell office:value-type="float" office:value="15657900">
                <text:p>15657900</text:p>
                <draw:g>
                  <svg:desc>Sheet1.AG36:Sheet1.AG38</svg:desc>
                </draw:g>
              </table:table-cell>
              <table:table-cell office:value-type="float" office:value="25516300">
                <text:p>25516300</text:p>
                <draw:g>
                  <svg:desc>Sheet1.AH36:Sheet1.AH38</svg:desc>
                </draw:g>
              </table:table-cell>
              <table:table-cell office:value-type="float" office:value="35440300">
                <text:p>35440300</text:p>
                <draw:g>
                  <svg:desc>Sheet1.AI36:Sheet1.AI38</svg:desc>
                </draw:g>
              </table:table-cell>
              <table:table-cell office:value-type="float" office:value="7675850">
                <text:p>7675850</text:p>
                <draw:g>
                  <svg:desc>Sheet1.AJ36:Sheet1.AJ38</svg:desc>
                </draw:g>
              </table:table-cell>
              <table:table-cell office:value-type="float" office:value="10513500">
                <text:p>10513500</text:p>
                <draw:g>
                  <svg:desc>Sheet1.AK36:Sheet1.AK38</svg:desc>
                </draw:g>
              </table:table-cell>
              <table:table-cell office:value-type="float" office:value="17770100">
                <text:p>17770100</text:p>
                <draw:g>
                  <svg:desc>Sheet1.AL36:Sheet1.AL38</svg:desc>
                </draw:g>
              </table:table-cell>
              <table:table-cell office:value-type="float" office:value="32111000">
                <text:p>32111000</text:p>
                <draw:g>
                  <svg:desc>Sheet1.AM36:Sheet1.AM38</svg:desc>
                </draw:g>
              </table:table-cell>
              <table:table-cell office:value-type="float" office:value="7716940">
                <text:p>7716940</text:p>
                <draw:g>
                  <svg:desc>Sheet1.AN36:Sheet1.AN38</svg:desc>
                </draw:g>
              </table:table-cell>
              <table:table-cell office:value-type="float" office:value="10543000">
                <text:p>10543000</text:p>
                <draw:g>
                  <svg:desc>Sheet1.AO36:Sheet1.AO38</svg:desc>
                </draw:g>
              </table:table-cell>
              <table:table-cell office:value-type="float" office:value="17768900">
                <text:p>17768900</text:p>
                <draw:g>
                  <svg:desc>Sheet1.AP36:Sheet1.AP38</svg:desc>
                </draw:g>
              </table:table-cell>
              <table:table-cell office:value-type="float" office:value="32610600">
                <text:p>32610600</text:p>
                <draw:g>
                  <svg:desc>Sheet1.AQ36:Sheet1.A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802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275cm" svg:width="11.554cm" svg:height="6.571cm">
          <chartooo:coordinate-region svg:x="3.249cm" svg:y="1.474cm" svg:width="9.449cm" svg:height="5.725cm"/>
          <chart:axis chart:dimension="x" chart:name="primary-x" chart:style-name="ch5">
            <chart:title svg:x="6.561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114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275cm" svg:width="10.734cm" svg:height="6.571cm">
          <chartooo:coordinate-region svg:x="3.249cm" svg:y="1.474cm" svg:width="8.63cm" svg:height="5.725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36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89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275cm" svg:width="11.559cm" svg:height="6.571cm">
          <chartooo:coordinate-region svg:x="3.249cm" svg:y="1.474cm" svg:width="9.454cm" svg:height="5.725cm"/>
          <chart:axis chart:dimension="x" chart:name="primary-x" chart:style-name="ch5">
            <chart:title svg:x="5.783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64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577cm" svg:y="0.316cm" chart:style-name="ch2">
          <text:p>Nodes vs TEPS c3.large</text:p>
        </chart:title>
        <chart:legend chart:legend-position="end" svg:x="11.988cm" svg:y="2.71cm" style:legend-expansion="high" chart:style-name="ch3"/>
        <chart:plot-area chart:style-name="ch4" table:cell-range-address="Sheet1.T38:Sheet1.Z41 Sheet1.U37:Sheet1.Z3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regression-curve chart:style-name="ch13">
              <chart:equation chart:display-equation="true" chart:display-r-square="false"/>
            </chart:regression-curve>
            <chart:data-point chart:repeated="4"/>
          </chart:series>
          <chart:series chart:style-name="ch14" chart:values-cell-range-address="Sheet1.Y38:Sheet1.Y41" chart:label-cell-address="Sheet1.Y37:Sheet1.Y37" chart:class="chart:scatter">
            <chart:data-point chart:repeated="4"/>
          </chart:series>
          <chart:series chart:style-name="ch15" chart:values-cell-range-address="Sheet1.Z38:Sheet1.Z41" chart:label-cell-address="Sheet1.Z37:Sheet1.Z3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2cm" chart:style-name="ch2">
          <text:p>Nodes vs TEPS DAS-4 no InifiniBand</text:p>
        </chart:title>
        <chart:legend chart:legend-position="end" svg:x="11.881cm" svg:y="2.71cm" style:legend-expansion="high" chart:style-name="ch3"/>
        <chart:plot-area chart:style-name="ch4" table:cell-range-address="Sheet1.T43:Sheet1.Z46 Sheet1.U42:Sheet1.Z42" chart:data-source-has-labels="row" svg:x="1.331cm" svg:y="1.275cm" svg:width="10.23cm" svg:height="6.571cm">
          <chartooo:coordinate-region svg:x="3.249cm" svg:y="1.474cm" svg:width="8.125cm" svg:height="5.725cm"/>
          <chart:axis chart:dimension="x" chart:name="primary-x" chart:style-name="ch5">
            <chart:title svg:x="5.11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regression-curve chart:style-name="ch14">
              <chart:equation chart:display-equation="true" chart:display-r-square="false" svg:x="3.543cm" svg:y="0.9cm"/>
            </chart:regression-curve>
            <chart:data-point chart:repeated="4"/>
          </chart:series>
          <chart:series chart:style-name="ch15" chart:values-cell-range-address="Sheet1.Z43:Sheet1.Z46" chart:label-cell-address="Sheet1.Z42:Sheet1.Z4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aximum="4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77cm" svg:y="0.316cm" chart:style-name="ch2">
          <text:p>Nodes vs TEPS r3.large Amazon</text:p>
        </chart:title>
        <chart:legend chart:legend-position="end" svg:x="11.988cm" svg:y="2.461cm" style:legend-expansion="high" chart:style-name="ch3"/>
        <chart:plot-area chart:style-name="ch4" table:cell-range-address="Sheet1.T48:Sheet1.Z51 Sheet1.U47:Sheet1.Z47" chart:data-source-has-labels="row" svg:x="1.331cm" svg:y="1.275cm" svg:width="10.337cm" svg:height="6.571cm">
          <chartooo:coordinate-region svg:x="3.249cm" svg:y="1.474cm" svg:width="8.232cm" svg:height="5.725cm"/>
          <chart:axis chart:dimension="x" chart:name="primary-x" chart:style-name="ch5">
            <chart:title svg:x="5.172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regression-curve chart:style-name="ch13">
              <chart:equation chart:display-equation="true" chart:display-r-square="false" svg:x="3.504cm" svg:y="0.843cm"/>
            </chart:regression-curve>
            <chart:data-point chart:repeated="4"/>
          </chart:series>
          <chart:series chart:style-name="ch14" chart:values-cell-range-address="Sheet1.Y48:Sheet1.Y51" chart:label-cell-address="Sheet1.Y47:Sheet1.Y47" chart:class="chart:scatter">
            <chart:regression-curve chart:style-name="ch15"/>
            <chart:data-point chart:repeated="4"/>
          </chart:series>
          <chart:series chart:style-name="ch16" chart:values-cell-range-address="Sheet1.Z48:Sheet1.Z51" chart:label-cell-address="Sheet1.Z47:Sheet1.Z47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DAS-4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c3.lar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579d1c"/>
    </style:style>
    <style:style style:name="ch15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7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95cm" svg:height="9.007cm" xlink:href=".." xlink:type="simple" chart:class="chart:scatter" chart:style-name="ch1">
        <chart:title svg:x="6.637cm" svg:y="0.316cm" chart:style-name="ch2">
          <text:p>Model DAS-4, c3.large and r3.large</text:p>
        </chart:title>
        <chart:legend chart:legend-position="end" svg:x="13.918cm" svg:y="1.465cm" style:legend-expansion="high" chart:style-name="ch3"/>
        <chart:plot-area chart:style-name="ch4" table:cell-range-address="Sheet1.T55:Sheet1.AC59" chart:data-source-has-labels="row" svg:x="1.416cm" svg:y="1.275cm" svg:width="12.097cm" svg:height="6.571cm">
          <chartooo:coordinate-region svg:x="3.334cm" svg:y="1.474cm" svg:width="9.992cm" svg:height="5.725cm"/>
          <chart:axis chart:dimension="x" chart:name="primary-x" chart:style-name="ch5">
            <chart:title svg:x="6.917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U56:Sheet1.U59" chart:label-cell-address="Sheet1.U55:Sheet1.U55" chart:class="chart:scatter">
            <chart:domain table:cell-range-address="Sheet1.T56:Sheet1.T59"/>
            <chart:data-point chart:repeated="4"/>
          </chart:series>
          <chart:series chart:style-name="ch10" chart:values-cell-range-address="Sheet1.V56:Sheet1.V59" chart:label-cell-address="Sheet1.V55:Sheet1.V55" chart:class="chart:scatter">
            <chart:regression-curve chart:style-name="ch11">
              <chart:equation chart:display-equation="true" chart:display-r-square="false"/>
            </chart:regression-curve>
            <chart:data-point chart:repeated="4"/>
          </chart:series>
          <chart:series chart:style-name="ch12" chart:values-cell-range-address="Sheet1.W56:Sheet1.W59" chart:label-cell-address="Sheet1.W55:Sheet1.W55" chart:class="chart:scatter">
            <chart:data-point chart:repeated="4"/>
          </chart:series>
          <chart:series chart:style-name="ch13" chart:values-cell-range-address="Sheet1.X56:Sheet1.X59" chart:label-cell-address="Sheet1.X55:Sheet1.X55" chart:class="chart:scatter">
            <chart:regression-curve chart:style-name="ch14"/>
            <chart:data-point chart:repeated="4"/>
          </chart:series>
          <chart:series chart:style-name="ch15" chart:values-cell-range-address="Sheet1.Y56:Sheet1.Y59" chart:label-cell-address="Sheet1.Y55:Sheet1.Y55" chart:class="chart:scatter">
            <chart:regression-curve chart:style-name="ch16">
              <chart:equation chart:display-equation="true" chart:display-r-square="false"/>
            </chart:regression-curve>
            <chart:data-point chart:repeated="4"/>
          </chart:series>
          <chart:series chart:style-name="ch17" chart:values-cell-range-address="Sheet1.Z56:Sheet1.Z59" chart:label-cell-address="Sheet1.Z55:Sheet1.Z55" chart:class="chart:scatter">
            <chart:data-point chart:repeated="4"/>
          </chart:series>
          <chart:series chart:style-name="ch18" chart:values-cell-range-address="Sheet1.AA56:Sheet1.AA59" chart:label-cell-address="Sheet1.AA55:Sheet1.AA55" chart:class="chart:scatter">
            <chart:data-point chart:repeated="4"/>
          </chart:series>
          <chart:series chart:style-name="ch19" chart:values-cell-range-address="Sheet1.AB56:Sheet1.AB59" chart:label-cell-address="Sheet1.AB55:Sheet1.AB55" chart:class="chart:scatter">
            <chart:data-point chart:repeated="4"/>
          </chart:series>
          <chart:series chart:style-name="ch20" chart:values-cell-range-address="Sheet1.AC56:Sheet1.AC59" chart:label-cell-address="Sheet1.AC55:Sheet1.AC55" chart:class="chart:scatte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T</text:p>
              </table:table-cell>
              <table:table-cell office:value-type="string">
                <text:p>Scale 18 DAS no InfiniBand</text:p>
                <draw:g>
                  <svg:desc>Sheet1.U55:Sheet1.U55</svg:desc>
                </draw:g>
              </table:table-cell>
              <table:table-cell office:value-type="string">
                <text:p>Scale 21 DAS no InfiniBand</text:p>
                <draw:g>
                  <svg:desc>Sheet1.V55:Sheet1.V55</svg:desc>
                </draw:g>
              </table:table-cell>
              <table:table-cell office:value-type="string">
                <text:p>Scale 24 DAS no InfiniBand</text:p>
                <draw:g>
                  <svg:desc>Sheet1.W55:Sheet1.W55</svg:desc>
                </draw:g>
              </table:table-cell>
              <table:table-cell office:value-type="string">
                <text:p>Scale 18 c3.large</text:p>
                <draw:g>
                  <svg:desc>Sheet1.X55:Sheet1.X55</svg:desc>
                </draw:g>
              </table:table-cell>
              <table:table-cell office:value-type="string">
                <text:p>Scale 21 c3.large</text:p>
                <draw:g>
                  <svg:desc>Sheet1.Y55:Sheet1.Y55</svg:desc>
                </draw:g>
              </table:table-cell>
              <table:table-cell office:value-type="string">
                <text:p>Scale 24 c3.large</text:p>
                <draw:g>
                  <svg:desc>Sheet1.Z55:Sheet1.Z55</svg:desc>
                </draw:g>
              </table:table-cell>
              <table:table-cell office:value-type="string">
                <text:p>Scale 18 r3.large</text:p>
                <draw:g>
                  <svg:desc>Sheet1.AA55:Sheet1.AA55</svg:desc>
                </draw:g>
              </table:table-cell>
              <table:table-cell office:value-type="string">
                <text:p>Scale 21  r3.large</text:p>
                <draw:g>
                  <svg:desc>Sheet1.AB55:Sheet1.AB55</svg:desc>
                </draw:g>
              </table:table-cell>
              <table:table-cell office:value-type="string">
                <text:p>Scale 24  r3.large</text:p>
                <draw:g>
                  <svg:desc>Sheet1.AC55:Sheet1.A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56:Sheet1.T59</svg:desc>
                </draw:g>
              </table:table-cell>
              <table:table-cell office:value-type="float" office:value="10663800">
                <text:p>10663800</text:p>
                <draw:g>
                  <svg:desc>Sheet1.U56:Sheet1.U59</svg:desc>
                </draw:g>
              </table:table-cell>
              <table:table-cell office:value-type="float" office:value="10640300">
                <text:p>10640300</text:p>
                <draw:g>
                  <svg:desc>Sheet1.V56:Sheet1.V59</svg:desc>
                </draw:g>
              </table:table-cell>
              <table:table-cell office:value-type="float" office:value="10177200">
                <text:p>10177200</text:p>
                <draw:g>
                  <svg:desc>Sheet1.W56:Sheet1.W59</svg:desc>
                </draw:g>
              </table:table-cell>
              <table:table-cell office:value-type="float" office:value="7675850">
                <text:p>7675850</text:p>
                <draw:g>
                  <svg:desc>Sheet1.X56:Sheet1.X59</svg:desc>
                </draw:g>
              </table:table-cell>
              <table:table-cell office:value-type="float" office:value="7584170">
                <text:p>7584170</text:p>
                <draw:g>
                  <svg:desc>Sheet1.Y56:Sheet1.Y59</svg:desc>
                </draw:g>
              </table:table-cell>
              <table:table-cell office:value-type="float" office:value="7520710">
                <text:p>7520710</text:p>
                <draw:g>
                  <svg:desc>Sheet1.Z56:Sheet1.Z59</svg:desc>
                </draw:g>
              </table:table-cell>
              <table:table-cell office:value-type="float" office:value="7716940">
                <text:p>7716940</text:p>
                <draw:g>
                  <svg:desc>Sheet1.AA56:Sheet1.AA59</svg:desc>
                </draw:g>
              </table:table-cell>
              <table:table-cell office:value-type="float" office:value="7497000">
                <text:p>7497000</text:p>
                <draw:g>
                  <svg:desc>Sheet1.AB56:Sheet1.AB59</svg:desc>
                </draw:g>
              </table:table-cell>
              <table:table-cell office:value-type="float" office:value="7526210">
                <text:p>7526210</text:p>
                <draw:g>
                  <svg:desc>Sheet1.AC56:Sheet1.A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